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officeooo:rsid="0002bf71" officeooo:paragraph-rsid="0002bf71"/>
    </style:style>
    <style:style style:name="P2" style:family="paragraph" style:parent-style-name="Standard">
      <style:text-properties fo:language="ru" fo:country="RU" officeooo:rsid="0004ad5f" officeooo:paragraph-rsid="0004ad5f"/>
    </style:style>
    <style:style style:name="P3" style:family="paragraph" style:parent-style-name="Standard">
      <style:text-properties fo:language="ru" fo:country="RU" officeooo:rsid="000872ba" officeooo:paragraph-rsid="000872ba"/>
    </style:style>
    <style:style style:name="P4" style:family="paragraph" style:parent-style-name="Standard">
      <style:text-properties fo:language="ru" fo:country="RU" officeooo:rsid="000a062c" officeooo:paragraph-rsid="000a062c"/>
    </style:style>
    <style:style style:name="P5" style:family="paragraph" style:parent-style-name="Standard">
      <style:text-properties fo:language="ru" fo:country="RU" officeooo:rsid="000a93ec" officeooo:paragraph-rsid="000a93ec"/>
    </style:style>
    <style:style style:name="P6" style:family="paragraph" style:parent-style-name="Standard">
      <style:text-properties fo:language="ru" fo:country="RU" officeooo:rsid="000a93ec" officeooo:paragraph-rsid="000a93ec"/>
    </style:style>
    <style:style style:name="P7" style:family="paragraph" style:parent-style-name="Standard">
      <style:text-properties fo:language="ru" fo:country="RU" officeooo:rsid="000b9bb1" officeooo:paragraph-rsid="000b9bb1"/>
    </style:style>
    <style:style style:name="T1" style:family="text">
      <style:text-properties officeooo:rsid="0004ad5f"/>
    </style:style>
    <style:style style:name="T2" style:family="text">
      <style:text-properties fo:language="en" fo:country="US" officeooo:rsid="000872ba"/>
    </style:style>
    <style:style style:name="T3" style:family="text">
      <style:text-properties officeooo:rsid="000872ba"/>
    </style:style>
    <style:style style:name="T4" style:family="text">
      <style:text-properties officeooo:rsid="000a93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text:p>
      <text:p text:style-name="P1"/>
      <text:p text:style-name="P1"/>
      <text:p text:style-name="P1">… продолжение</text:p>
      <text:p text:style-name="P1"/>
      <text:p text:style-name="P1">- То есть… - я прихлёбывала пустой чай из сувенирной кружки какой-то конторы и, не скрывая удивления, разглядывала притихшую за столом Катю, - одна, говоришь, живёшь?</text:p>
      <text:p text:style-name="P1">- Ну… - девушка поправила сползающий бинт на руке и как-то виновато засмеялась, - да..?</text:p>
      <text:p text:style-name="P1">По всему её виду было понятно, что гостей она принимать не привыкла. Да и кухня казалась совсем ничего. Несколькими минутами ранее, попросив к чаю сахар, я узнала, что у неё ни сахара, ни мёда, ни конфет к этому делу не припасено.</text:p>
      <text:p text:style-name="P1">Чай-то, казалось, и тот оказался в этой квартире чудом. По-крайней мере, обнаружив его в одном из навесных ящиков, Катя была удивлена и обрадована.</text:p>
      <text:p text:style-name="P1">- А парень есть? - отчего-то мою неуверенность как ветром сдуло: днём я не знала, как начать разговор, сейчас — как заставить себя заткнуться, - ну… муж там? Друг? Любовник?</text:p>
      <text:p text:style-name="P1">За долю секунды Катя покраснела от ушей до пяток и выпалила на одном дыхании:</text:p>
      <text:p text:style-name="P1">- Никого нет! - я поперхнулась чаем, - и не надо! - загадочное происхождение ушибов на её теле становилось не таким уж неясным, - мне некогда, - девушка заёрзала на табурете, - у меня много дел, - и, пожав плечами, наконец, успокоилась.</text:p>
      <text:p text:style-name="P1">- А синяки откуда? - вечер был настолько странным, что я невольно отбросила все церемонии, - у тебя же фингал под глазом, - как и эта квартира. И её обитатель. «Катя на работе» и «Катя у себя дома» казались теперь совершенно разными людьми.</text:p>
      <text:p text:style-name="P1">- Я упала, - моя любимая отговорка, - с лестницы…</text:p>
      <text:p text:style-name="P1">- На глаз?</text:p>
      <text:p text:style-name="P1">- Да! - девушка вскочила с места, бросилась к остывающему чайнику, снова поставила его на огонь. Хлопнула одной дверцей шкафчика, следующей, будто искала что-то, что сможет завладеть моим вниманием и переменить тему разговора. Меня одновременно и умиляла и поражала такая непосредственность и наивность.</text:p>
      <text:p text:style-name="P1">- Каждая жертва домашнего насилия какое-то время не может прямо говорить о том, что с ней произошло, - я ударила кружкой по столу — хлебать заварку мне порядком надоело, - вы все прицепились к этой несчастной лестнице, с которой, по факту, ни одна из вас не падала…</text:p>
      <text:p text:style-name="P1">- Я падала…</text:p>
      <text:p text:style-name="P1">- Катя, хватит! Дай мне тебе помочь! - сама того не заметив, я ударила кулаком по столу, - я за этим сюда и пришла. И теперь только больше убедилась, что тебе действительно нужна помощь!</text:p>
      <text:p text:style-name="P1">- Ещё чаю?</text:p>
      <text:p text:style-name="P1">- Нет, спасибо, у тебя даже печенья нет! - я распылилась не на шутку, подавшись корпусом вперёд, я буквально чувствовала, как наливается кровью моё лицо, - кого тебе защищать?! Тирана! Деспота! Прекрати! Выход есть! И он не такой трагичный, как ты себе представляешь!</text:p>
      <text:p text:style-name="P1">Девушка передо мной почёсывала перебинтованную руку и, не моргая, внимательно смотрела на меня.</text:p>
      <text:p text:style-name="P1">- Ты слышишь, что я тебе говорю? - обычно я намного, намного сдержанней. Я не повышаю голоса на тех, кому хочу помочь, не вытягиваю из них слова признания, не обвиняю ни испуганных девушек, ни их подонков — мужей. Я веду себя деликатно, терпеливо, почти послушно. То, что происходило сейчас, <text:span text:style-name="T1">повергало в шок меня саму: я никогда не позволяла себе подобного поведения.</text:span></text:p>
      <text:p text:style-name="P1">- <text:span text:style-name="T1">Катя! Ответь! Ты понимаешь, что я пытаюсь тебе донести?</text:span></text:p>
      <text:p text:style-name="P2">Девушка была смущена, но не испугана. Она удивлённо наблюдала за разыгранной мною сценой и, как-будто бы, действительно не понимала, о каком деспоте и тиране идёт разговор.</text:p>
      <text:p text:style-name="P2">- Кто тебя бьёт? - прямой вопрос в лоб.</text:p>
      <text:p text:style-name="P2">- Никто.</text:p>
      <text:p text:style-name="P2"><text:soft-page-break/>- Катя!!</text:p>
      <text:p text:style-name="P2">Я понимала, прекрасно понимала, что всё это не моё дело, что встревать в чужую жизнь с<text:span text:style-name="T2"> </text:span><text:span text:style-name="T3">советами а, тем более, претензиями, просто глупо, но остановиться уже не могла.</text:span></text:p>
      <text:p text:style-name="P3">Катя хлопала на меня глазами, слишком искусно претворяясь непонимающей, а я хотела только одного: сорвать с неё эти повязки и предъявить ей её же собственные раны. Что я делала?! Зачем?! Я не могла трезво оценивать ситуацию и здраво размышлять: волна негодования поднималась во мне, я хотела одновременно и защитить эту девушку, и задать ей хорошую трёпку.</text:p>
      <text:p text:style-name="P3">- Так! - снова удар по хлипкому икеевскому столику, - давай свой чай! - мне надо было успокоиться, - а выпить дома нет?</text:p>
      <text:p text:style-name="P3">- Выпить нету, - ну, это уже мой прокол: так волновалась, что заявилась в гости с пустыми руками.</text:p>
      <text:p text:style-name="P3">Катя же, обрадованная возможность налить мне ещё кружку, бросилась вскрывать очередной пакетик почти безвкусного ахмада.</text:p>
      <text:p text:style-name="P3">- Чем больше будешь упрямиться ты, тем больше упрямлюсь я, - в какой-то момент я поймала себя на мысли, что уже так просто не отстану от этой девчонки, - валяй, рассказывай, что это за лестница такая, с которой ты столько раз наворачиваешься? Ты же не первый раз больничный берёшь. И постоянно перевязана. Тебе могут защитить, пойми ты это. Почему продолжаешь упрямиться?</text:p>
      <text:p text:style-name="P3">Катя обернулась ко мне и снова хлопнула ресницами.</text:p>
      <text:p text:style-name="P3">- Не от кого защищать.</text:p>
      <text:p text:style-name="P3">Чёрт!</text:p>
      <text:p text:style-name="P3">Она не говорила мне замолчать. Она не выгоняла меня из своего дома. Она даже не намекнула, что предмет разговора — не моего ума дело и стоит выбирать выражения. </text:p>
      <text:p text:style-name="P3">Она меня не останавливала.</text:p>
      <text:p text:style-name="P3">И она послушно отвечала на мои вопросы: врала, но отвечала. Вела себя так, будто мы знакомы уже сотню лет. Будто не была перебинтована. Будто не поправляла то и дело сползающие то с рук бинты.</text:p>
      <text:p text:style-name="P3">- Покажи мне, что под ними, - я решила воспользоваться её покорностью, - можно… - я осторожно поднялась с табурета и подошла к застывшей с кружкой в руке Кате, - я посмотрю?</text:p>
      <text:p text:style-name="P4">Только приблизившись к ней вплотную, я заметила, какая она на самом деле маленькая: ростом едва доставая мне до подбородка, кости казались тонкими и хрупкими, цвет лица отливал фарфорово-бледным в свете рыжей лампы под крашеным потолком. Да такую один раз ударить — уже покалечить. И как на неё вообще поднялась рука?! Хотя…</text:p>
      <text:p text:style-name="P4">- Катя? - если она притворялась, то её упёртости оставалось только позавидовать, - сейчас я сниму этот бинт.</text:p>
      <text:p text:style-name="P4">Всё получилось как-то само собой. Уже позже, вспоминая детали того вечера, я не могла уяснить, как так получилось, что за каких-то пару секунд я оказалась лежащей на полу, а моя хрупкая собеседница в противоположном конце комнаты, стоящей в дверях.</text:p>
      <text:p text:style-name="P4">- Не больно? - спросила она, прижимая больную руку к груди, - осторожней, - на её лице застыло озабоченное выражение, но в голосе слышались металлические нотки, - линолеум скользкий. Так и покалечиться недолго, - не отрывая от меня взгляда серых глаз, она погладила перебинтованное запястье.</text:p>
      <text:p text:style-name="P4">Опираясь на руках, я поднялась с пола.</text:p>
      <text:p text:style-name="P4">За окном уже давно сгустились плотные сумерки, в это время года темнеет рано.</text:p>
      <text:p text:style-name="P4">- Наверное, на сегодня хватит… - меня будто отрезвило этим неловким падением, - я, пожалуй, пойду…</text:p>
      <text:p text:style-name="P4">Катя растянулась в безобидной обезоруживающей улыбке, суживая щёлочками глаза.</text:p>
      <text:p text:style-name="P4">- Спасибо, что зашла, - металл в голосе исчез, - заходи ещё.</text:p>
      <text:p text:style-name="P4"/>
      <text:p text:style-name="P4">Глава 3.</text:p>
      <text:p text:style-name="P4"><text:soft-page-break/>- <text:span text:style-name="T4">И на этом я покидаю квартиру. Официант! Пива!</text:span></text:p>
      <text:p text:style-name="P5">Это была моя третья кружка. Всё никак не получалось заткнуть надрывающийся в голове внутренний голос, вопящий о том, что я рано отступила и надо было девочку дожать.</text:p>
      <text:p text:style-name="P5">- Ну, не пытать же её… - Вика пожала плечами и подхватила с тарелки поджаренную с чесноком гренку. В этот вечер она в принудительном порядке составила мне компанию на внеплановой посиделке в баре.</text:p>
      <text:p text:style-name="P5">- Понимаешь, я почти ей поверила! - четвёртая кружка любимого пенного опускается на стол, - она так убедительно строила дуру, что я невольно начала сомневаться, а не поехала ли у меня крыша на фоне всех этих историй про домашнее насилие. Может, это действительно профдеформация и я в каждой безобидной «лестнице» вижу стоящего за ней тирана? - в сотый раз за вечер я задумалась над этим.</text:p>
      <text:p text:style-name="P5">Вика скривила губы, понимающе кивнула, пододвинула гренки поближе.</text:p>
      <text:p text:style-name="P5">- В нашем коллективе периодически перебинтованной ходит только Катерина. Да и «я упала» поют слишком ладно только те, кому упасть помогли. Ты же сама знаешь, как тяжело принять тот факт, что твой любимый человек представляет для тебя опасность. Таких случаев не так много, как тебе кажется, - подруга опустила ладонь на моё плечо, - просто ты уже много лет варишься в этом котле и сталкиваешься с подобным многим чаще, чем всем нам хотелось бы.</text:p>
      <text:p text:style-name="P5">Я вздохнула и кивнула.</text:p>
      <text:p text:style-name="P5">Что мне ещё оставалось: пить, кивать, да вздыхать.</text:p>
      <text:p text:style-name="P5">С Катей определённо было что-то не то — это факт.</text:p>
      <text:p text:style-name="P5">Катя с настораживающей периодичность получала травмы — это тоже отрицать было невозможно.</text:p>
      <text:p text:style-name="P5">Катя вела себя подозрительно — бесспорно.</text:p>
      <text:p text:style-name="P5"/>
      <text:p text:style-name="P7">Глава 4.</text:p>
      <text:p text:style-name="P7">Погода портилась.</text:p>
      <text:p text:style-name="P7">А вместе с ней портилось и моё настроение.</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9M25S</meta:editing-duration>
    <meta:editing-cycles>8</meta:editing-cycles>
    <meta:generator>LibreOffice/5.4.0.3$Windows_x86 LibreOffice_project/7556cbc6811c9d992f4064ab9287069087d7f62c</meta:generator>
    <dc:date>2020-10-13T15:40:16.906000000</dc:date>
    <meta:document-statistic meta:table-count="0" meta:image-count="0" meta:object-count="0" meta:page-count="3" meta:paragraph-count="62" meta:word-count="1332" meta:character-count="8035" meta:non-whitespace-character-count="6756"/>
    <meta:user-defined meta:name="Info 1"/>
    <meta:user-defined meta:name="Info 2"/>
    <meta:user-defined meta:name="Info 3"/>
    <meta:user-defined meta:name="Info 4"/>
  </office:meta>
</office:document-meta>
</file>